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LGC Sans" svg:font-family="DejaVu LGC Sans" style:font-family-generic="system" style:font-pitch="variable"/>
    <style:font-face style:name="Arial" svg:font-family="Arial" style:font-family-generic="swiss" style:font-pitch="variable" svg:panose-1="2 11 6 4 2 2 2 2 2 4"/>
    <style:font-face style:name="Luxi Sans" svg:font-family="Luxi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abeçalho1" style:master-page-name="MP0" style:family="paragraph">
      <style:paragraph-properties fo:break-before="page"/>
      <style:text-properties fo:language="pt" fo:country="PT"/>
    </style:style>
    <style:style style:name="P2" style:parent-style-name="Standard" style:family="paragraph">
      <style:paragraph-properties fo:text-align="justify"/>
    </style:style>
    <style:style style:name="T3" style:parent-style-name="Tipodeletrapredefinidodoparágrafo" style:family="text">
      <style:text-properties fo:language="pt" fo:country="PT"/>
    </style:style>
    <style:style style:name="T4" style:parent-style-name="Tipodeletrapredefinidodoparágrafo" style:family="text">
      <style:text-properties fo:language="pt" fo:country="PT"/>
    </style:style>
    <style:style style:name="T5" style:parent-style-name="Tipodeletrapredefinidodoparágrafo" style:family="text">
      <style:text-properties fo:language="pt" fo:country="PT"/>
    </style:style>
    <style:style style:name="T6" style:parent-style-name="Tipodeletrapredefinidodoparágrafo" style:family="text">
      <style:text-properties fo:language="pt" fo:country="PT"/>
    </style:style>
    <style:style style:name="T7" style:parent-style-name="Tipodeletrapredefinidodoparágrafo" style:family="text">
      <style:text-properties fo:language="pt" fo:country="PT"/>
    </style:style>
    <style:style style:name="T8" style:parent-style-name="Tipodeletrapredefinidodoparágrafo" style:family="text">
      <style:text-properties fo:language="pt" fo:country="PT"/>
    </style:style>
    <style:style style:name="T9" style:parent-style-name="Tipodeletrapredefinidodoparágrafo" style:family="text">
      <style:text-properties fo:language="pt" fo:country="PT"/>
    </style:style>
    <style:style style:name="T10" style:parent-style-name="Tipodeletrapredefinidodoparágrafo" style:family="text">
      <style:text-properties fo:language="pt" fo:country="PT"/>
    </style:style>
    <style:style style:name="T11" style:parent-style-name="Tipodeletrapredefinidodoparágrafo" style:family="text">
      <style:text-properties fo:language="pt" fo:country="PT"/>
    </style:style>
    <style:style style:name="T12" style:parent-style-name="Tipodeletrapredefinidodoparágrafo" style:family="text">
      <style:text-properties fo:language="pt" fo:country="PT"/>
    </style:style>
    <style:style style:name="T13" style:parent-style-name="Tipodeletrapredefinidodoparágrafo" style:family="text">
      <style:text-properties style:font-name-asian="Luxi Sans" fo:font-style="italic" style:font-style-asian="italic" style:font-style-complex="italic" fo:language="pt" fo:country="PT"/>
    </style:style>
    <style:style style:name="T14" style:parent-style-name="Tipodeletrapredefinidodoparágrafo" style:family="text">
      <style:text-properties style:font-name-asian="Luxi Sans" fo:language="pt" fo:country="PT"/>
    </style:style>
    <style:style style:name="P15" style:parent-style-name="Standard" style:family="paragraph">
      <style:paragraph-properties fo:text-align="justify"/>
    </style:style>
    <style:style style:name="T16" style:parent-style-name="Tipodeletrapredefinidodoparágrafo" style:family="text">
      <style:text-properties style:font-name-asian="Luxi Sans" fo:language="pt" fo:country="PT"/>
    </style:style>
    <style:style style:name="T17" style:parent-style-name="Tipodeletrapredefinidodoparágrafo" style:family="text">
      <style:text-properties style:font-name-asian="Luxi Sans" fo:language="pt" fo:country="PT"/>
    </style:style>
    <style:style style:name="T18" style:parent-style-name="Tipodeletrapredefinidodoparágrafo" style:family="text">
      <style:text-properties style:font-name-asian="Luxi Sans" fo:language="pt" fo:country="PT"/>
    </style:style>
    <style:style style:name="T19" style:parent-style-name="Tipodeletrapredefinidodoparágrafo" style:family="text">
      <style:text-properties style:font-name-asian="Luxi Sans" fo:language="pt" fo:country="PT"/>
    </style:style>
    <style:style style:name="T20" style:parent-style-name="Tipodeletrapredefinidodoparágrafo" style:family="text">
      <style:text-properties style:font-name-asian="Luxi Sans" fo:language="pt" fo:country="PT"/>
    </style:style>
    <style:style style:name="T21" style:parent-style-name="Tipodeletrapredefinidodoparágrafo" style:family="text">
      <style:text-properties style:font-name-asian="Luxi Sans" fo:font-style="italic" style:font-style-asian="italic" fo:language="pt" fo:country="PT"/>
    </style:style>
    <style:style style:name="T22" style:parent-style-name="Tipodeletrapredefinidodoparágrafo" style:family="text">
      <style:text-properties style:font-name-asian="Luxi Sans" fo:language="pt" fo:country="PT"/>
    </style:style>
    <style:style style:name="T23" style:parent-style-name="Tipodeletrapredefinidodoparágrafo" style:family="text">
      <style:text-properties style:font-name-asian="Luxi Sans" fo:font-style="italic" style:font-style-asian="italic" fo:language="pt" fo:country="PT"/>
    </style:style>
    <style:style style:name="T24" style:parent-style-name="Tipodeletrapredefinidodoparágrafo" style:family="text">
      <style:text-properties style:font-name-asian="Luxi Sans" fo:language="pt" fo:country="PT"/>
    </style:style>
    <style:style style:name="T25" style:parent-style-name="Tipodeletrapredefinidodoparágrafo" style:family="text">
      <style:text-properties style:font-name-asian="Luxi Sans" fo:language="pt" fo:country="PT"/>
    </style:style>
    <style:style style:name="T26" style:parent-style-name="Tipodeletrapredefinidodoparágrafo" style:family="text">
      <style:text-properties style:font-name-asian="Luxi Sans" fo:language="pt" fo:country="PT"/>
    </style:style>
    <style:style style:name="T27" style:parent-style-name="Tipodeletrapredefinidodoparágrafo" style:family="text">
      <style:text-properties style:font-name-asian="Luxi Sans" fo:language="pt" fo:country="PT"/>
    </style:style>
    <style:style style:name="T28" style:parent-style-name="Tipodeletrapredefinidodoparágrafo" style:family="text">
      <style:text-properties style:font-name-asian="Luxi Sans" fo:language="pt" fo:country="PT"/>
    </style:style>
    <style:style style:name="T29" style:parent-style-name="Tipodeletrapredefinidodoparágrafo" style:family="text">
      <style:text-properties style:font-name-asian="Luxi Sans" fo:language="pt" fo:country="PT"/>
    </style:style>
    <style:style style:name="T30" style:parent-style-name="Tipodeletrapredefinidodoparágrafo" style:family="text">
      <style:text-properties style:font-name-asian="Luxi Sans" fo:language="pt" fo:country="PT"/>
    </style:style>
    <style:style style:name="T31" style:parent-style-name="Tipodeletrapredefinidodoparágrafo" style:family="text">
      <style:text-properties style:font-name-asian="Luxi Sans" fo:language="pt" fo:country="PT"/>
    </style:style>
    <style:style style:name="T32" style:parent-style-name="Tipodeletrapredefinidodoparágrafo" style:family="text">
      <style:text-properties style:font-name-asian="Luxi Sans" fo:language="pt" fo:country="PT"/>
    </style:style>
    <style:style style:name="T33" style:parent-style-name="Tipodeletrapredefinidodoparágrafo" style:family="text">
      <style:text-properties style:font-name-asian="Luxi Sans" fo:language="pt" fo:country="PT"/>
    </style:style>
    <style:style style:name="P34" style:parent-style-name="Standard" style:family="paragraph">
      <style:paragraph-properties fo:text-align="justify"/>
    </style:style>
    <style:style style:name="T35" style:parent-style-name="Tipodeletrapredefinidodoparágrafo" style:family="text">
      <style:text-properties style:font-name-asian="Luxi Sans" fo:language="pt" fo:country="PT"/>
    </style:style>
    <style:style style:name="T36" style:parent-style-name="Tipodeletrapredefinidodoparágrafo" style:family="text">
      <style:text-properties style:font-name-asian="Luxi Sans" fo:language="pt" fo:country="PT"/>
    </style:style>
    <style:style style:name="T37" style:parent-style-name="Tipodeletrapredefinidodoparágrafo" style:family="text">
      <style:text-properties style:font-name-asian="Luxi Sans" fo:language="pt" fo:country="PT"/>
    </style:style>
    <style:style style:name="T38" style:parent-style-name="Tipodeletrapredefinidodoparágrafo" style:family="text">
      <style:text-properties style:font-name-asian="Luxi Sans" fo:language="pt" fo:country="PT"/>
    </style:style>
    <style:style style:name="T39" style:parent-style-name="Tipodeletrapredefinidodoparágrafo" style:family="text">
      <style:text-properties style:font-name-asian="Luxi Sans" fo:language="pt" fo:country="PT"/>
    </style:style>
    <style:style style:name="T40" style:parent-style-name="Tipodeletrapredefinidodoparágrafo" style:family="text">
      <style:text-properties style:font-name-asian="Luxi Sans" fo:language="pt" fo:country="PT"/>
    </style:style>
    <style:style style:name="T41" style:parent-style-name="Tipodeletrapredefinidodoparágrafo" style:family="text">
      <style:text-properties style:font-name-asian="Luxi Sans" fo:language="pt" fo:country="PT"/>
    </style:style>
    <style:style style:name="T42" style:parent-style-name="Tipodeletrapredefinidodoparágrafo" style:family="text">
      <style:text-properties style:font-name-asian="Luxi Sans" fo:language="pt" fo:country="PT"/>
    </style:style>
    <style:style style:name="T43" style:parent-style-name="Tipodeletrapredefinidodoparágrafo" style:family="text">
      <style:text-properties style:font-name-asian="Luxi Sans" fo:language="pt" fo:country="PT"/>
    </style:style>
    <style:style style:name="T44" style:parent-style-name="Tipodeletrapredefinidodoparágrafo" style:family="text">
      <style:text-properties style:font-name-asian="Luxi Sans" fo:language="pt" fo:country="PT"/>
    </style:style>
    <style:style style:name="P45" style:parent-style-name="Standard" style:family="paragraph">
      <style:paragraph-properties fo:text-align="justify"/>
      <style:text-properties fo:language="pt" fo:country="PT"/>
    </style:style>
    <style:style style:name="P46" style:parent-style-name="Cabeçalho1" style:family="paragraph">
      <style:paragraph-properties fo:break-before="page"/>
    </style:style>
    <style:style style:name="T47" style:parent-style-name="Tipodeletrapredefinidodoparágrafo" style:family="text">
      <style:text-properties style:font-name-asian="Luxi Sans" fo:language="pt" fo:country="PT"/>
    </style:style>
    <style:style style:name="P48" style:parent-style-name="Standard" style:family="paragraph">
      <style:paragraph-properties fo:text-align="justify"/>
    </style:style>
    <style:style style:name="T49" style:parent-style-name="Tipodeletrapredefinidodoparágrafo" style:family="text">
      <style:text-properties fo:language="pt" fo:country="PT"/>
    </style:style>
    <style:style style:name="T50" style:parent-style-name="Tipodeletrapredefinidodoparágrafo" style:family="text">
      <style:text-properties fo:language="pt" fo:country="PT"/>
    </style:style>
    <style:style style:name="T51" style:parent-style-name="Tipodeletrapredefinidodoparágrafo" style:family="text">
      <style:text-properties fo:language="pt" fo:country="PT"/>
    </style:style>
    <style:style style:name="T52" style:parent-style-name="Tipodeletrapredefinidodoparágrafo" style:family="text">
      <style:text-properties fo:language="pt" fo:country="PT"/>
    </style:style>
    <style:style style:name="T53" style:parent-style-name="Tipodeletrapredefinidodoparágrafo" style:family="text">
      <style:text-properties fo:language="pt" fo:country="PT"/>
    </style:style>
    <style:style style:name="T54" style:parent-style-name="Tipodeletrapredefinidodoparágrafo" style:family="text">
      <style:text-properties fo:language="pt" fo:country="PT"/>
    </style:style>
    <style:style style:name="T55" style:parent-style-name="Tipodeletrapredefinidodoparágrafo" style:family="text">
      <style:text-properties fo:language="pt" fo:country="PT"/>
    </style:style>
    <style:style style:name="T56" style:parent-style-name="Tipodeletrapredefinidodoparágrafo" style:family="text">
      <style:text-properties fo:language="pt" fo:country="PT"/>
    </style:style>
    <style:style style:name="T57" style:parent-style-name="Tipodeletrapredefinidodoparágrafo" style:family="text">
      <style:text-properties fo:language="pt" fo:country="PT"/>
    </style:style>
    <style:style style:name="T58" style:parent-style-name="Tipodeletrapredefinidodoparágrafo" style:family="text">
      <style:text-properties fo:language="pt" fo:country="PT"/>
    </style:style>
    <style:style style:name="T59" style:parent-style-name="Tipodeletrapredefinidodoparágrafo" style:family="text">
      <style:text-properties fo:language="pt" fo:country="PT"/>
    </style:style>
    <style:style style:name="T60" style:parent-style-name="Tipodeletrapredefinidodoparágrafo" style:family="text">
      <style:text-properties fo:language="pt" fo:country="PT"/>
    </style:style>
    <style:style style:name="T61" style:parent-style-name="Tipodeletrapredefinidodoparágrafo" style:family="text">
      <style:text-properties fo:language="pt" fo:country="PT"/>
    </style:style>
    <style:style style:name="T62" style:parent-style-name="Tipodeletrapredefinidodoparágrafo" style:family="text">
      <style:text-properties fo:language="pt" fo:country="PT"/>
    </style:style>
    <style:style style:name="T63" style:parent-style-name="Tipodeletrapredefinidodoparágrafo" style:family="text">
      <style:text-properties fo:language="pt" fo:country="PT"/>
    </style:style>
    <style:style style:name="T64" style:parent-style-name="Tipodeletrapredefinidodoparágrafo" style:family="text">
      <style:text-properties fo:language="pt" fo:country="PT"/>
    </style:style>
    <style:style style:name="T65" style:parent-style-name="Tipodeletrapredefinidodoparágrafo" style:family="text">
      <style:text-properties fo:language="pt" fo:country="PT"/>
    </style:style>
    <style:style style:name="T66" style:parent-style-name="Tipodeletrapredefinidodoparágrafo" style:family="text">
      <style:text-properties fo:language="pt" fo:country="PT"/>
    </style:style>
    <style:style style:name="T67" style:parent-style-name="Tipodeletrapredefinidodoparágrafo" style:family="text">
      <style:text-properties fo:language="pt" fo:country="PT"/>
    </style:style>
    <style:style style:name="T68" style:parent-style-name="Tipodeletrapredefinidodoparágrafo" style:family="text">
      <style:text-properties fo:language="pt" fo:country="PT"/>
    </style:style>
    <style:style style:name="T69" style:parent-style-name="Tipodeletrapredefinidodoparágrafo" style:family="text">
      <style:text-properties fo:language="pt" fo:country="PT"/>
    </style:style>
    <style:style style:name="T70" style:parent-style-name="Tipodeletrapredefinidodoparágrafo" style:family="text">
      <style:text-properties fo:language="pt" fo:country="PT"/>
    </style:style>
    <style:style style:name="T71" style:parent-style-name="Tipodeletrapredefinidodoparágrafo" style:family="text">
      <style:text-properties style:font-name-asian="Luxi Sans" fo:font-style="italic" style:font-style-asian="italic" style:font-style-complex="italic" fo:language="pt" fo:country="PT"/>
    </style:style>
    <style:style style:name="T72" style:parent-style-name="Tipodeletrapredefinidodoparágrafo" style:family="text">
      <style:text-properties style:font-name-asian="Luxi Sans" fo:font-style="italic" style:font-style-asian="italic" style:font-style-complex="italic" fo:language="pt" fo:country="PT"/>
    </style:style>
    <style:style style:name="T73" style:parent-style-name="Tipodeletrapredefinidodoparágrafo" style:family="text">
      <style:text-properties style:font-name-asian="Luxi Sans" fo:language="pt" fo:country="PT"/>
    </style:style>
    <style:style style:name="T74" style:parent-style-name="Tipodeletrapredefinidodoparágrafo" style:family="text">
      <style:text-properties style:font-name-asian="Luxi Sans" fo:language="pt" fo:country="PT"/>
    </style:style>
    <style:style style:name="T75" style:parent-style-name="Tipodeletrapredefinidodoparágrafo" style:family="text">
      <style:text-properties style:font-name-asian="Luxi Sans" fo:language="pt" fo:country="PT"/>
    </style:style>
    <style:style style:name="T76" style:parent-style-name="Tipodeletrapredefinidodoparágrafo" style:family="text">
      <style:text-properties style:font-name-asian="Luxi Sans" fo:language="pt" fo:country="PT"/>
    </style:style>
    <style:style style:name="T77" style:parent-style-name="Tipodeletrapredefinidodoparágrafo" style:family="text">
      <style:text-properties style:font-name-asian="Luxi Sans" fo:language="pt" fo:country="PT"/>
    </style:style>
    <style:style style:name="T78" style:parent-style-name="Tipodeletrapredefinidodoparágrafo" style:family="text">
      <style:text-properties style:font-name-asian="Luxi Sans" fo:language="pt" fo:country="PT"/>
    </style:style>
    <style:style style:name="T79" style:parent-style-name="Tipodeletrapredefinidodoparágrafo" style:family="text">
      <style:text-properties style:font-name-asian="Luxi Sans" fo:font-style="italic" style:font-style-asian="italic" style:font-style-complex="italic" fo:language="pt" fo:country="PT"/>
    </style:style>
    <style:style style:name="T80" style:parent-style-name="Tipodeletrapredefinidodoparágrafo" style:family="text">
      <style:text-properties style:font-name-asian="Luxi Sans" fo:language="pt" fo:country="PT"/>
    </style:style>
    <style:style style:name="T81" style:parent-style-name="Tipodeletrapredefinidodoparágrafo" style:family="text">
      <style:text-properties style:font-name-asian="Luxi Sans" fo:language="pt" fo:country="PT"/>
    </style:style>
    <style:style style:name="T82" style:parent-style-name="Tipodeletrapredefinidodoparágrafo" style:family="text">
      <style:text-properties style:font-name-asian="Luxi Sans" fo:language="pt" fo:country="PT"/>
    </style:style>
    <style:style style:name="T83" style:parent-style-name="Tipodeletrapredefinidodoparágrafo" style:family="text">
      <style:text-properties style:font-name-asian="Luxi Sans" fo:language="pt" fo:country="PT"/>
    </style:style>
    <style:style style:name="T84" style:parent-style-name="Tipodeletrapredefinidodoparágrafo" style:family="text">
      <style:text-properties style:font-name-asian="Luxi Sans" fo:language="pt" fo:country="PT"/>
    </style:style>
    <style:style style:name="T85" style:parent-style-name="Tipodeletrapredefinidodoparágrafo" style:family="text">
      <style:text-properties style:font-name-asian="Luxi Sans" fo:language="pt" fo:country="PT"/>
    </style:style>
    <style:style style:name="T86" style:parent-style-name="Tipodeletrapredefinidodoparágrafo" style:family="text">
      <style:text-properties style:font-name-asian="Luxi Sans" fo:language="pt" fo:country="PT"/>
    </style:style>
    <style:style style:name="T87" style:parent-style-name="Tipodeletrapredefinidodoparágrafo" style:family="text">
      <style:text-properties style:font-name-asian="Luxi Sans" fo:language="pt" fo:country="PT"/>
    </style:style>
    <style:style style:name="P88" style:parent-style-name="Standard" style:family="paragraph">
      <style:paragraph-properties fo:text-align="justify"/>
    </style:style>
    <style:style style:name="T89" style:parent-style-name="Tipodeletrapredefinidodoparágrafo" style:family="text">
      <style:text-properties style:font-name-asian="Luxi Sans" fo:language="pt" fo:country="PT"/>
    </style:style>
    <style:style style:name="T90" style:parent-style-name="Tipodeletrapredefinidodoparágrafo" style:family="text">
      <style:text-properties style:font-name-asian="Luxi Sans" fo:language="pt" fo:country="PT"/>
    </style:style>
    <style:style style:name="T91" style:parent-style-name="Tipodeletrapredefinidodoparágrafo" style:family="text">
      <style:text-properties style:font-name-asian="Luxi Sans" fo:language="pt" fo:country="PT"/>
    </style:style>
    <style:style style:name="T92" style:parent-style-name="Tipodeletrapredefinidodoparágrafo" style:family="text">
      <style:text-properties style:font-name-asian="Luxi Sans" fo:language="pt" fo:country="PT"/>
    </style:style>
    <style:style style:name="T93" style:parent-style-name="Tipodeletrapredefinidodoparágrafo" style:family="text">
      <style:text-properties style:font-name-asian="Luxi Sans" fo:language="pt" fo:country="PT"/>
    </style:style>
    <style:style style:name="T94" style:parent-style-name="Tipodeletrapredefinidodoparágrafo" style:family="text">
      <style:text-properties style:font-name-asian="Luxi Sans" fo:language="pt" fo:country="PT"/>
    </style:style>
    <style:style style:name="T95" style:parent-style-name="Tipodeletrapredefinidodoparágrafo" style:family="text">
      <style:text-properties style:font-name-asian="Luxi Sans" fo:language="pt" fo:country="PT"/>
    </style:style>
    <style:style style:name="T96" style:parent-style-name="Tipodeletrapredefinidodoparágrafo" style:family="text">
      <style:text-properties style:font-name-asian="Luxi Sans" fo:language="pt" fo:country="PT"/>
    </style:style>
    <style:style style:name="T97" style:parent-style-name="Tipodeletrapredefinidodoparágrafo" style:family="text">
      <style:text-properties style:font-name-asian="Luxi Sans" fo:language="pt" fo:country="PT"/>
    </style:style>
    <style:style style:name="T98" style:parent-style-name="Tipodeletrapredefinidodoparágrafo" style:family="text">
      <style:text-properties style:font-name-asian="Luxi Sans" fo:language="pt" fo:country="PT"/>
    </style:style>
    <style:style style:name="T99" style:parent-style-name="Tipodeletrapredefinidodoparágrafo" style:family="text">
      <style:text-properties style:font-name-asian="Luxi Sans" fo:language="pt" fo:country="PT"/>
    </style:style>
    <style:style style:name="T100" style:parent-style-name="Tipodeletrapredefinidodoparágrafo" style:family="text">
      <style:text-properties style:font-name-asian="Luxi Sans" fo:language="pt" fo:country="PT"/>
    </style:style>
    <style:style style:name="T101" style:parent-style-name="Tipodeletrapredefinidodoparágrafo" style:family="text">
      <style:text-properties style:font-name-asian="Luxi Sans" fo:language="pt" fo:country="PT"/>
    </style:style>
    <style:style style:name="T102" style:parent-style-name="Tipodeletrapredefinidodoparágrafo" style:family="text">
      <style:text-properties style:font-name-asian="Luxi Sans" fo:language="pt" fo:country="PT"/>
    </style:style>
    <style:style style:name="T103" style:parent-style-name="Tipodeletrapredefinidodoparágrafo" style:family="text">
      <style:text-properties style:font-name-asian="Luxi Sans" fo:language="pt" fo:country="PT"/>
    </style:style>
    <style:style style:name="T104" style:parent-style-name="Tipodeletrapredefinidodoparágrafo" style:family="text">
      <style:text-properties style:font-name-asian="Luxi Sans" fo:language="pt" fo:country="PT"/>
    </style:style>
    <style:style style:name="T105" style:parent-style-name="Tipodeletrapredefinidodoparágrafo" style:family="text">
      <style:text-properties style:font-name-asian="Luxi Sans" fo:language="pt" fo:country="PT"/>
    </style:style>
    <style:style style:name="T106" style:parent-style-name="Tipodeletrapredefinidodoparágrafo" style:family="text">
      <style:text-properties style:font-name-asian="Luxi Sans" fo:language="pt" fo:country="PT"/>
    </style:style>
    <style:style style:name="T107" style:parent-style-name="Tipodeletrapredefinidodoparágrafo" style:family="text">
      <style:text-properties style:font-name-asian="Luxi Sans" fo:language="pt" fo:country="PT"/>
    </style:style>
    <style:style style:name="T108" style:parent-style-name="Tipodeletrapredefinidodoparágrafo" style:family="text">
      <style:text-properties style:font-name-asian="Luxi Sans" fo:language="pt" fo:country="PT"/>
    </style:style>
    <style:style style:name="T109" style:parent-style-name="Tipodeletrapredefinidodoparágrafo" style:family="text">
      <style:text-properties style:font-name-asian="Luxi Sans" fo:language="pt" fo:country="PT"/>
    </style:style>
    <style:style style:name="T110" style:parent-style-name="Tipodeletrapredefinidodoparágrafo" style:family="text">
      <style:text-properties style:font-name-asian="Luxi Sans" fo:language="pt" fo:country="PT"/>
    </style:style>
    <style:style style:name="T111" style:parent-style-name="Tipodeletrapredefinidodoparágrafo" style:family="text">
      <style:text-properties style:font-name-asian="Luxi Sans" fo:language="pt" fo:country="PT"/>
    </style:style>
    <style:style style:name="T112" style:parent-style-name="Tipodeletrapredefinidodoparágrafo" style:family="text">
      <style:text-properties style:font-name-asian="Luxi Sans" fo:language="pt" fo:country="PT"/>
    </style:style>
    <style:style style:name="T113" style:parent-style-name="Tipodeletrapredefinidodoparágrafo" style:family="text">
      <style:text-properties style:font-name-asian="Luxi Sans" fo:language="pt" fo:country="PT"/>
    </style:style>
    <style:style style:name="T114" style:parent-style-name="Tipodeletrapredefinidodoparágrafo" style:family="text">
      <style:text-properties style:font-name-asian="Luxi Sans" fo:font-style="italic" style:font-style-asian="italic" fo:language="pt" fo:country="PT"/>
    </style:style>
    <style:style style:name="T115" style:parent-style-name="Tipodeletrapredefinidodoparágrafo" style:family="text">
      <style:text-properties style:font-name-asian="Luxi Sans" fo:language="pt" fo:country="PT"/>
    </style:style>
    <style:style style:name="T116" style:parent-style-name="Tipodeletrapredefinidodoparágrafo" style:family="text">
      <style:text-properties style:font-name-asian="Luxi Sans" fo:language="pt" fo:country="PT"/>
    </style:style>
    <style:style style:name="T117" style:parent-style-name="Tipodeletrapredefinidodoparágrafo" style:family="text">
      <style:text-properties style:font-name-asian="Luxi Sans" fo:language="pt" fo:country="PT"/>
    </style:style>
    <style:style style:name="T118" style:parent-style-name="Tipodeletrapredefinidodoparágrafo" style:family="text">
      <style:text-properties style:font-name-asian="Luxi Sans" fo:language="pt" fo:country="PT"/>
    </style:style>
    <style:style style:name="P119" style:parent-style-name="Standard" style:family="paragraph">
      <style:paragraph-properties fo:text-align="justify"/>
    </style:style>
    <style:style style:name="T120" style:parent-style-name="Tipodeletrapredefinidodoparágrafo" style:family="text">
      <style:text-properties style:font-name-asian="Luxi Sans" fo:language="pt" fo:country="PT"/>
    </style:style>
    <style:style style:name="T121" style:parent-style-name="Tipodeletrapredefinidodoparágrafo" style:family="text">
      <style:text-properties style:font-name-asian="Luxi Sans" fo:font-style="italic" style:font-style-asian="italic" fo:language="pt" fo:country="PT"/>
    </style:style>
    <style:style style:name="T122" style:parent-style-name="Tipodeletrapredefinidodoparágrafo" style:family="text">
      <style:text-properties style:font-name-asian="Luxi Sans" fo:font-style="italic" style:font-style-asian="italic" fo:language="pt" fo:country="PT"/>
    </style:style>
    <style:style style:name="T123" style:parent-style-name="Tipodeletrapredefinidodoparágrafo" style:family="text">
      <style:text-properties style:font-name-asian="Luxi Sans" fo:language="pt" fo:country="PT"/>
    </style:style>
    <style:style style:name="T124" style:parent-style-name="Tipodeletrapredefinidodoparágrafo" style:family="text">
      <style:text-properties style:font-name-asian="Luxi Sans" fo:font-style="italic" style:font-style-asian="italic" fo:language="pt" fo:country="PT"/>
    </style:style>
    <style:style style:name="T125" style:parent-style-name="Tipodeletrapredefinidodoparágrafo" style:family="text">
      <style:text-properties style:font-name-asian="Luxi Sans" fo:language="pt" fo:country="PT"/>
    </style:style>
    <style:style style:name="T126" style:parent-style-name="Tipodeletrapredefinidodoparágrafo" style:family="text">
      <style:text-properties style:font-name-asian="Luxi Sans" fo:language="pt" fo:country="PT"/>
    </style:style>
    <style:style style:name="T127" style:parent-style-name="Tipodeletrapredefinidodoparágrafo" style:family="text">
      <style:text-properties style:font-name-asian="Luxi Sans" fo:language="pt" fo:country="PT"/>
    </style:style>
    <style:style style:name="T128" style:parent-style-name="Tipodeletrapredefinidodoparágrafo" style:family="text">
      <style:text-properties style:font-name-asian="Luxi Sans" fo:language="pt" fo:country="PT"/>
    </style:style>
    <style:style style:name="T129" style:parent-style-name="Tipodeletrapredefinidodoparágrafo" style:family="text">
      <style:text-properties style:font-name-asian="Luxi Sans" fo:language="pt" fo:country="PT"/>
    </style:style>
    <style:style style:name="T130" style:parent-style-name="Tipodeletrapredefinidodoparágrafo" style:family="text">
      <style:text-properties style:font-name-asian="Luxi Sans" fo:language="pt" fo:country="PT"/>
    </style:style>
    <style:style style:name="T131" style:parent-style-name="Tipodeletrapredefinidodoparágrafo" style:family="text">
      <style:text-properties style:font-name-asian="Luxi Sans" fo:language="pt" fo:country="PT"/>
    </style:style>
    <style:style style:name="T132" style:parent-style-name="Tipodeletrapredefinidodoparágrafo" style:family="text">
      <style:text-properties style:font-name-asian="Luxi Sans" fo:language="pt" fo:country="PT"/>
    </style:style>
    <style:style style:name="T133" style:parent-style-name="Tipodeletrapredefinidodoparágrafo" style:family="text">
      <style:text-properties style:font-name-asian="Luxi Sans" fo:language="pt" fo:country="PT"/>
    </style:style>
    <style:style style:name="P134" style:parent-style-name="Standard" style:family="paragraph">
      <style:paragraph-properties fo:text-align="justify"/>
    </style:style>
    <style:style style:name="T135" style:parent-style-name="Tipodeletrapredefinidodoparágrafo" style:family="text">
      <style:text-properties style:font-name-asian="Luxi Sans" fo:language="pt" fo:country="PT"/>
    </style:style>
    <style:style style:name="T136" style:parent-style-name="Tipodeletrapredefinidodoparágrafo" style:family="text">
      <style:text-properties style:font-name-asian="Luxi Sans" fo:language="pt" fo:country="PT"/>
    </style:style>
    <style:style style:name="T137" style:parent-style-name="Tipodeletrapredefinidodoparágrafo" style:family="text">
      <style:text-properties style:font-name-asian="Luxi Sans" fo:language="pt" fo:country="PT"/>
    </style:style>
    <style:style style:name="T138" style:parent-style-name="Tipodeletrapredefinidodoparágrafo" style:family="text">
      <style:text-properties style:font-name-asian="Luxi Sans" fo:language="pt" fo:country="PT"/>
    </style:style>
    <style:style style:name="T139" style:parent-style-name="Tipodeletrapredefinidodoparágrafo" style:family="text">
      <style:text-properties style:font-name-asian="Luxi Sans" fo:font-style="italic" style:font-style-asian="italic" fo:language="pt" fo:country="PT"/>
    </style:style>
    <style:style style:name="T140" style:parent-style-name="Tipodeletrapredefinidodoparágrafo" style:family="text">
      <style:text-properties style:font-name-asian="Luxi Sans" fo:language="pt" fo:country="PT"/>
    </style:style>
    <style:style style:name="T141" style:parent-style-name="Tipodeletrapredefinidodoparágrafo" style:family="text">
      <style:text-properties style:font-name-asian="Luxi Sans" fo:language="pt" fo:country="PT"/>
    </style:style>
    <style:style style:name="T142" style:parent-style-name="Tipodeletrapredefinidodoparágrafo" style:family="text">
      <style:text-properties style:font-name-asian="Luxi Sans" fo:language="pt" fo:country="PT"/>
    </style:style>
    <style:style style:name="T143" style:parent-style-name="Tipodeletrapredefinidodoparágrafo" style:family="text">
      <style:text-properties style:font-name-asian="Luxi Sans" fo:language="pt" fo:country="PT"/>
    </style:style>
    <style:style style:name="T144" style:parent-style-name="Tipodeletrapredefinidodoparágrafo" style:family="text">
      <style:text-properties style:font-name-asian="Luxi Sans" fo:language="pt" fo:country="PT"/>
    </style:style>
    <style:style style:name="T145" style:parent-style-name="Tipodeletrapredefinidodoparágrafo" style:family="text">
      <style:text-properties style:font-name-asian="Luxi Sans" fo:language="pt" fo:country="PT"/>
    </style:style>
    <style:style style:name="T146" style:parent-style-name="Tipodeletrapredefinidodoparágrafo" style:family="text">
      <style:text-properties style:font-name-asian="Luxi Sans" fo:language="pt" fo:country="PT"/>
    </style:style>
    <style:style style:name="T147" style:parent-style-name="Tipodeletrapredefinidodoparágrafo" style:family="text">
      <style:text-properties style:font-name-asian="Luxi Sans" fo:language="pt" fo:country="PT"/>
    </style:style>
    <style:style style:name="T148" style:parent-style-name="Tipodeletrapredefinidodoparágrafo" style:family="text">
      <style:text-properties style:font-name-asian="Luxi Sans" fo:language="pt" fo:country="PT"/>
    </style:style>
    <style:style style:name="T149" style:parent-style-name="Tipodeletrapredefinidodoparágrafo" style:family="text">
      <style:text-properties style:font-name-asian="Luxi Sans" fo:language="pt" fo:country="PT"/>
    </style:style>
    <style:style style:name="T150" style:parent-style-name="Tipodeletrapredefinidodoparágrafo" style:family="text">
      <style:text-properties style:font-name-asian="Luxi Sans" fo:language="pt" fo:country="PT"/>
    </style:style>
    <style:style style:name="T151" style:parent-style-name="Tipodeletrapredefinidodoparágrafo" style:family="text">
      <style:text-properties style:font-name-asian="Luxi Sans" fo:language="pt" fo:country="PT"/>
    </style:style>
    <style:style style:name="T152" style:parent-style-name="Tipodeletrapredefinidodoparágrafo" style:family="text">
      <style:text-properties style:font-name-asian="Luxi Sans" fo:language="pt" fo:country="PT"/>
    </style:style>
    <style:style style:name="T153" style:parent-style-name="Tipodeletrapredefinidodoparágrafo" style:family="text">
      <style:text-properties style:font-name-asian="Luxi Sans" fo:language="pt" fo:country="PT"/>
    </style:style>
    <style:style style:name="T154" style:parent-style-name="Tipodeletrapredefinidodoparágrafo" style:family="text">
      <style:text-properties style:font-name-asian="Luxi Sans" fo:language="pt" fo:country="PT"/>
    </style:style>
    <style:style style:name="T155" style:parent-style-name="Tipodeletrapredefinidodoparágrafo" style:family="text">
      <style:text-properties style:font-name-asian="Luxi Sans" fo:language="pt" fo:country="PT"/>
    </style:style>
    <style:style style:name="T156" style:parent-style-name="Tipodeletrapredefinidodoparágrafo" style:family="text">
      <style:text-properties style:font-name-asian="Luxi Sans" fo:language="pt" fo:country="PT"/>
    </style:style>
    <style:style style:name="T157" style:parent-style-name="Tipodeletrapredefinidodoparágrafo" style:family="text">
      <style:text-properties style:font-name-asian="Luxi Sans" fo:font-style="italic" style:font-style-asian="italic" fo:language="pt" fo:country="PT"/>
    </style:style>
    <style:style style:name="T158" style:parent-style-name="Tipodeletrapredefinidodoparágrafo" style:family="text">
      <style:text-properties style:font-name-asian="Luxi Sans" fo:language="pt" fo:country="PT"/>
    </style:style>
    <style:style style:name="T159" style:parent-style-name="Tipodeletrapredefinidodoparágrafo" style:family="text">
      <style:text-properties style:font-name-asian="Luxi Sans" fo:language="pt" fo:country="PT"/>
    </style:style>
    <style:style style:name="T160" style:parent-style-name="Tipodeletrapredefinidodoparágrafo" style:family="text">
      <style:text-properties style:font-name-asian="Luxi Sans" fo:language="pt" fo:country="PT"/>
    </style:style>
    <style:style style:name="T161" style:parent-style-name="Tipodeletrapredefinidodoparágrafo" style:family="text">
      <style:text-properties style:font-name-asian="Luxi Sans" fo:language="pt" fo:country="PT"/>
    </style:style>
    <style:style style:name="T162" style:parent-style-name="Tipodeletrapredefinidodoparágrafo" style:family="text">
      <style:text-properties style:font-name-asian="Luxi Sans" fo:font-style="italic" style:font-style-asian="italic" fo:language="pt" fo:country="PT"/>
    </style:style>
    <style:style style:name="T163" style:parent-style-name="Tipodeletrapredefinidodoparágrafo" style:family="text">
      <style:text-properties style:font-name-asian="Luxi Sans" fo:language="pt" fo:country="PT"/>
    </style:style>
    <style:style style:name="T164" style:parent-style-name="Tipodeletrapredefinidodoparágrafo" style:family="text">
      <style:text-properties style:font-name-asian="Luxi Sans" fo:font-style="italic" style:font-style-asian="italic" fo:language="pt" fo:country="PT"/>
    </style:style>
    <style:style style:name="T165" style:parent-style-name="Tipodeletrapredefinidodoparágrafo" style:family="text">
      <style:text-properties style:font-name-asian="Luxi Sans" fo:language="pt" fo:country="PT"/>
    </style:style>
    <style:style style:name="T166" style:parent-style-name="Tipodeletrapredefinidodoparágrafo" style:family="text">
      <style:text-properties style:font-name-asian="Luxi Sans" fo:language="pt" fo:country="PT"/>
    </style:style>
    <style:style style:name="T167" style:parent-style-name="Tipodeletrapredefinidodoparágrafo" style:family="text">
      <style:text-properties style:font-name-asian="Luxi Sans" fo:language="pt" fo:country="PT"/>
    </style:style>
    <style:style style:name="T168" style:parent-style-name="Tipodeletrapredefinidodoparágrafo" style:family="text">
      <style:text-properties style:font-name-asian="Luxi Sans" fo:language="pt" fo:country="PT"/>
    </style:style>
    <style:style style:name="T169" style:parent-style-name="Tipodeletrapredefinidodoparágrafo" style:family="text">
      <style:text-properties style:font-name-asian="Luxi Sans" fo:language="pt" fo:country="PT"/>
    </style:style>
    <style:style style:name="T170" style:parent-style-name="Tipodeletrapredefinidodoparágrafo" style:family="text">
      <style:text-properties style:font-name-asian="Luxi Sans" fo:language="pt" fo:country="PT"/>
    </style:style>
    <style:style style:name="T171" style:parent-style-name="Tipodeletrapredefinidodoparágrafo" style:family="text">
      <style:text-properties style:font-name-asian="Luxi Sans" fo:language="pt" fo:country="PT"/>
    </style:style>
    <style:style style:name="T172" style:parent-style-name="Tipodeletrapredefinidodoparágrafo" style:family="text">
      <style:text-properties style:font-name-asian="Luxi Sans" fo:language="pt" fo:country="PT"/>
    </style:style>
    <style:style style:name="T173" style:parent-style-name="Tipodeletrapredefinidodoparágrafo" style:family="text">
      <style:text-properties style:font-name-asian="Luxi Sans" fo:language="pt" fo:country="PT"/>
    </style:style>
    <style:style style:name="T174" style:parent-style-name="Tipodeletrapredefinidodoparágrafo" style:family="text">
      <style:text-properties style:font-name-asian="Luxi Sans" fo:language="pt" fo:country="PT"/>
    </style:style>
    <style:style style:name="T175" style:parent-style-name="Tipodeletrapredefinidodoparágrafo" style:family="text">
      <style:text-properties style:font-name-asian="Luxi Sans" fo:language="pt" fo:country="PT"/>
    </style:style>
    <style:style style:name="T176" style:parent-style-name="Tipodeletrapredefinidodoparágrafo" style:family="text">
      <style:text-properties style:font-name-asian="Luxi Sans" fo:language="pt" fo:country="PT"/>
    </style:style>
    <style:style style:name="T177" style:parent-style-name="Tipodeletrapredefinidodoparágrafo" style:family="text">
      <style:text-properties style:font-name-asian="Luxi Sans" fo:language="pt" fo:country="PT"/>
    </style:style>
    <style:style style:name="T178" style:parent-style-name="Tipodeletrapredefinidodoparágrafo" style:family="text">
      <style:text-properties style:font-name-asian="Luxi Sans" fo:language="pt" fo:country="PT"/>
    </style:style>
    <style:style style:name="T179" style:parent-style-name="Tipodeletrapredefinidodoparágrafo" style:family="text">
      <style:text-properties style:font-name-asian="Luxi Sans" fo:language="pt" fo:country="PT"/>
    </style:style>
    <style:style style:name="T180" style:parent-style-name="Tipodeletrapredefinidodoparágrafo" style:family="text">
      <style:text-properties style:font-name-asian="Luxi Sans" fo:language="pt" fo:country="PT"/>
    </style:style>
    <style:style style:name="T181" style:parent-style-name="Tipodeletrapredefinidodoparágrafo" style:family="text">
      <style:text-properties style:font-name-asian="Luxi Sans" fo:language="pt" fo:country="PT"/>
    </style:style>
    <style:style style:name="T182" style:parent-style-name="Tipodeletrapredefinidodoparágrafo" style:family="text">
      <style:text-properties style:font-name-asian="Luxi Sans" fo:language="pt" fo:country="PT"/>
    </style:style>
    <style:style style:name="T183" style:parent-style-name="Tipodeletrapredefinidodoparágrafo" style:family="text">
      <style:text-properties style:font-name-asian="Luxi Sans" fo:language="pt" fo:country="PT"/>
    </style:style>
    <style:style style:name="T184" style:parent-style-name="Tipodeletrapredefinidodoparágrafo" style:family="text">
      <style:text-properties style:font-name-asian="Luxi Sans" fo:language="pt" fo:country="PT"/>
    </style:style>
    <style:style style:name="T185" style:parent-style-name="Tipodeletrapredefinidodoparágrafo" style:family="text">
      <style:text-properties style:font-name-asian="Luxi Sans" fo:language="pt" fo:country="PT"/>
    </style:style>
    <style:style style:name="T186" style:parent-style-name="Tipodeletrapredefinidodoparágrafo" style:family="text">
      <style:text-properties style:font-name-asian="Luxi Sans" fo:language="pt" fo:country="PT"/>
    </style:style>
    <style:style style:name="T187" style:parent-style-name="Tipodeletrapredefinidodoparágrafo" style:family="text">
      <style:text-properties style:font-name-asian="Luxi Sans" fo:language="pt" fo:country="PT"/>
    </style:style>
    <style:style style:name="T188" style:parent-style-name="Tipodeletrapredefinidodoparágrafo" style:family="text">
      <style:text-properties style:font-name-asian="Luxi Sans" fo:language="pt" fo:country="PT"/>
    </style:style>
    <style:style style:name="T189" style:parent-style-name="Tipodeletrapredefinidodoparágrafo" style:family="text">
      <style:text-properties style:font-name-asian="Luxi Sans" fo:language="pt" fo:country="PT"/>
    </style:style>
    <style:style style:name="T190" style:parent-style-name="Tipodeletrapredefinidodoparágrafo" style:family="text">
      <style:text-properties style:font-name-asian="Luxi Sans" fo:language="pt" fo:country="PT"/>
    </style:style>
    <style:style style:name="T191" style:parent-style-name="Tipodeletrapredefinidodoparágrafo" style:family="text">
      <style:text-properties style:font-name-asian="Luxi Sans" fo:language="pt" fo:country="PT"/>
    </style:style>
    <style:style style:name="T192" style:parent-style-name="Tipodeletrapredefinidodoparágrafo" style:family="text">
      <style:text-properties style:font-name-asian="Luxi Sans" fo:language="pt" fo:country="PT"/>
    </style:style>
    <style:style style:name="T193" style:parent-style-name="Tipodeletrapredefinidodoparágrafo" style:family="text">
      <style:text-properties style:font-name-asian="Luxi Sans" fo:language="pt" fo:country="PT"/>
    </style:style>
    <style:style style:name="T194" style:parent-style-name="Tipodeletrapredefinidodoparágrafo" style:family="text">
      <style:text-properties style:font-name-asian="Luxi Sans" fo:language="pt" fo:country="PT"/>
    </style:style>
    <style:style style:name="P195" style:parent-style-name="Standard" style:family="paragraph">
      <style:paragraph-properties fo:text-align="justify"/>
    </style:style>
    <style:style style:name="T196" style:parent-style-name="Tipodeletrapredefinidodoparágrafo" style:family="text">
      <style:text-properties style:font-name-asian="Luxi Sans" fo:language="pt" fo:country="PT"/>
    </style:style>
    <style:style style:name="T197" style:parent-style-name="Tipodeletrapredefinidodoparágrafo" style:family="text">
      <style:text-properties style:font-name-asian="Luxi Sans" fo:language="pt" fo:country="PT"/>
    </style:style>
    <style:style style:name="T198" style:parent-style-name="Tipodeletrapredefinidodoparágrafo" style:family="text">
      <style:text-properties style:font-name-asian="Luxi Sans" fo:language="pt" fo:country="PT"/>
    </style:style>
    <style:style style:name="T199" style:parent-style-name="Tipodeletrapredefinidodoparágrafo" style:family="text">
      <style:text-properties style:font-name-asian="Luxi Sans" fo:language="pt" fo:country="PT"/>
    </style:style>
    <style:style style:name="T200" style:parent-style-name="Tipodeletrapredefinidodoparágrafo" style:family="text">
      <style:text-properties style:font-name-asian="Luxi Sans" fo:language="pt" fo:country="PT"/>
    </style:style>
    <style:style style:name="T201" style:parent-style-name="Tipodeletrapredefinidodoparágrafo" style:family="text">
      <style:text-properties style:font-name-asian="Luxi Sans" fo:language="pt" fo:country="PT"/>
    </style:style>
    <style:style style:name="T202" style:parent-style-name="Tipodeletrapredefinidodoparágrafo" style:family="text">
      <style:text-properties style:font-name-asian="Luxi Sans" fo:language="pt" fo:country="PT"/>
    </style:style>
    <style:style style:name="T203" style:parent-style-name="Tipodeletrapredefinidodoparágrafo" style:family="text">
      <style:text-properties style:font-name-asian="Luxi Sans" fo:language="pt" fo:country="PT"/>
    </style:style>
    <style:style style:name="T204" style:parent-style-name="Tipodeletrapredefinidodoparágrafo" style:family="text">
      <style:text-properties style:font-name-asian="Luxi Sans" fo:language="pt" fo:country="PT"/>
    </style:style>
    <style:style style:name="T205" style:parent-style-name="Tipodeletrapredefinidodoparágrafo" style:family="text">
      <style:text-properties style:font-name-asian="Luxi Sans" fo:language="pt" fo:country="PT"/>
    </style:style>
    <style:style style:name="T206" style:parent-style-name="Tipodeletrapredefinidodoparágrafo" style:family="text">
      <style:text-properties style:font-name-asian="Luxi Sans" fo:language="pt" fo:country="PT"/>
    </style:style>
    <style:style style:name="T207" style:parent-style-name="Tipodeletrapredefinidodoparágrafo" style:family="text">
      <style:text-properties style:font-name-asian="Luxi Sans" fo:language="pt" fo:country="PT"/>
    </style:style>
    <style:style style:name="T208" style:parent-style-name="Tipodeletrapredefinidodoparágrafo" style:family="text">
      <style:text-properties style:font-name-asian="Luxi Sans" fo:language="pt" fo:country="PT"/>
    </style:style>
    <style:style style:name="T209" style:parent-style-name="Tipodeletrapredefinidodoparágrafo" style:family="text">
      <style:text-properties style:font-name-asian="Luxi Sans" fo:language="pt" fo:country="PT"/>
    </style:style>
    <style:style style:name="T210" style:parent-style-name="Tipodeletrapredefinidodoparágrafo" style:family="text">
      <style:text-properties style:font-name-asian="Luxi Sans" fo:font-style="italic" style:font-style-asian="italic" fo:language="pt" fo:country="PT"/>
    </style:style>
    <style:style style:name="T211" style:parent-style-name="Tipodeletrapredefinidodoparágrafo" style:family="text">
      <style:text-properties style:font-name-asian="Luxi Sans" fo:language="pt" fo:country="PT"/>
    </style:style>
    <style:style style:name="T212" style:parent-style-name="Tipodeletrapredefinidodoparágrafo" style:family="text">
      <style:text-properties style:font-name-asian="Luxi Sans" fo:font-style="italic" style:font-style-asian="italic" fo:language="pt" fo:country="PT"/>
    </style:style>
    <style:style style:name="T213" style:parent-style-name="Tipodeletrapredefinidodoparágrafo" style:family="text">
      <style:text-properties style:font-name-asian="Luxi Sans" fo:language="pt" fo:country="PT"/>
    </style:style>
    <style:style style:name="T214" style:parent-style-name="Tipodeletrapredefinidodoparágrafo" style:family="text">
      <style:text-properties style:font-name-asian="Luxi Sans" fo:language="pt" fo:country="PT"/>
    </style:style>
    <style:style style:name="T215" style:parent-style-name="Tipodeletrapredefinidodoparágrafo" style:family="text">
      <style:text-properties style:font-name-asian="Luxi Sans" fo:language="pt" fo:country="PT"/>
    </style:style>
    <style:style style:name="T216" style:parent-style-name="Tipodeletrapredefinidodoparágrafo" style:family="text">
      <style:text-properties style:font-name-asian="Luxi Sans" fo:language="pt" fo:country="PT"/>
    </style:style>
    <style:style style:name="T217" style:parent-style-name="Tipodeletrapredefinidodoparágrafo" style:family="text">
      <style:text-properties style:font-name-asian="Luxi Sans" fo:language="pt" fo:country="PT"/>
    </style:style>
    <style:style style:name="T218" style:parent-style-name="Tipodeletrapredefinidodoparágrafo" style:family="text">
      <style:text-properties style:font-name-asian="Luxi Sans" fo:language="pt" fo:country="PT"/>
    </style:style>
    <style:style style:name="T219" style:parent-style-name="Tipodeletrapredefinidodoparágrafo" style:family="text">
      <style:text-properties style:font-name-asian="Luxi Sans" fo:language="pt" fo:country="PT"/>
    </style:style>
    <style:style style:name="T220" style:parent-style-name="Tipodeletrapredefinidodoparágrafo" style:family="text">
      <style:text-properties style:font-name-asian="Luxi Sans" fo:language="pt" fo:country="PT"/>
    </style:style>
    <style:style style:name="T221" style:parent-style-name="Tipodeletrapredefinidodoparágrafo" style:family="text">
      <style:text-properties style:font-name-asian="Luxi Sans" fo:language="pt" fo:country="PT"/>
    </style:style>
    <style:style style:name="T222" style:parent-style-name="Tipodeletrapredefinidodoparágrafo" style:family="text">
      <style:text-properties style:font-name-asian="Luxi Sans" fo:language="pt" fo:country="PT"/>
    </style:style>
    <style:style style:name="T223" style:parent-style-name="Tipodeletrapredefinidodoparágrafo" style:family="text">
      <style:text-properties style:font-name-asian="Luxi Sans" fo:language="pt" fo:country="PT"/>
    </style:style>
    <style:style style:name="T224" style:parent-style-name="Tipodeletrapredefinidodoparágrafo" style:family="text">
      <style:text-properties style:font-name-asian="Luxi Sans" fo:language="pt" fo:country="PT"/>
    </style:style>
    <style:style style:name="T225" style:parent-style-name="Tipodeletrapredefinidodoparágrafo" style:family="text">
      <style:text-properties style:font-name-asian="Luxi Sans" fo:language="pt" fo:country="PT"/>
    </style:style>
    <style:style style:name="T226" style:parent-style-name="Tipodeletrapredefinidodoparágrafo" style:family="text">
      <style:text-properties style:font-name-asian="Luxi Sans" fo:font-style="italic" style:font-style-asian="italic" fo:language="pt" fo:country="PT"/>
    </style:style>
    <style:style style:name="T227" style:parent-style-name="Tipodeletrapredefinidodoparágrafo" style:family="text">
      <style:text-properties style:font-name-asian="Luxi Sans" fo:language="pt" fo:country="PT"/>
    </style:style>
    <style:style style:name="T228" style:parent-style-name="Tipodeletrapredefinidodoparágrafo" style:family="text">
      <style:text-properties style:font-name-asian="Luxi Sans" fo:language="pt" fo:country="PT"/>
    </style:style>
    <style:style style:name="T229" style:parent-style-name="Tipodeletrapredefinidodoparágrafo" style:family="text">
      <style:text-properties style:font-name-asian="Luxi Sans" fo:language="pt" fo:country="PT"/>
    </style:style>
    <style:style style:name="T230" style:parent-style-name="Tipodeletrapredefinidodoparágrafo" style:family="text">
      <style:text-properties style:font-name-asian="Luxi Sans" fo:font-style="italic" style:font-style-asian="italic" fo:language="pt" fo:country="PT"/>
    </style:style>
    <style:style style:name="T231" style:parent-style-name="Tipodeletrapredefinidodoparágrafo" style:family="text">
      <style:text-properties style:font-name-asian="Luxi Sans" fo:language="pt" fo:country="PT"/>
    </style:style>
    <style:style style:name="T232" style:parent-style-name="Tipodeletrapredefinidodoparágrafo" style:family="text">
      <style:text-properties style:font-name-asian="Luxi Sans" fo:language="pt" fo:country="PT"/>
    </style:style>
    <style:style style:name="T233" style:parent-style-name="Tipodeletrapredefinidodoparágrafo" style:family="text">
      <style:text-properties style:font-name-asian="Luxi Sans" fo:language="pt" fo:country="PT"/>
    </style:style>
    <style:style style:name="T234" style:parent-style-name="Tipodeletrapredefinidodoparágrafo" style:family="text">
      <style:text-properties style:font-name-asian="Luxi Sans" fo:language="pt" fo:country="PT"/>
    </style:style>
    <style:style style:name="T235" style:parent-style-name="Tipodeletrapredefinidodoparágrafo" style:family="text">
      <style:text-properties style:font-name-asian="Luxi Sans" fo:language="pt" fo:country="PT"/>
    </style:style>
    <style:style style:name="T236" style:parent-style-name="Tipodeletrapredefinidodoparágrafo" style:family="text">
      <style:text-properties style:font-name-asian="Luxi Sans" fo:language="pt" fo:country="PT"/>
    </style:style>
    <style:style style:name="T237" style:parent-style-name="Tipodeletrapredefinidodoparágrafo" style:family="text">
      <style:text-properties style:font-name-asian="Luxi Sans" fo:language="pt" fo:country="PT"/>
    </style:style>
    <style:style style:name="T238" style:parent-style-name="Tipodeletrapredefinidodoparágrafo" style:family="text">
      <style:text-properties style:font-name-asian="Luxi Sans" fo:language="pt" fo:country="PT"/>
    </style:style>
    <style:style style:name="T239" style:parent-style-name="Tipodeletrapredefinidodoparágrafo" style:family="text">
      <style:text-properties style:font-name-asian="Luxi Sans" fo:language="pt" fo:country="PT"/>
    </style:style>
    <style:style style:name="T240" style:parent-style-name="Tipodeletrapredefinidodoparágrafo" style:family="text">
      <style:text-properties style:font-name-asian="Luxi Sans" fo:language="pt" fo:country="PT"/>
    </style:style>
    <style:style style:name="T241" style:parent-style-name="Tipodeletrapredefinidodoparágrafo" style:family="text">
      <style:text-properties style:font-name-asian="Luxi Sans" fo:language="pt" fo:country="PT"/>
    </style:style>
    <style:style style:name="T242" style:parent-style-name="Tipodeletrapredefinidodoparágrafo" style:family="text">
      <style:text-properties style:font-name-asian="Luxi Sans" fo:language="pt" fo:country="PT"/>
    </style:style>
    <style:style style:name="T243" style:parent-style-name="Tipodeletrapredefinidodoparágrafo" style:family="text">
      <style:text-properties style:font-name-asian="Luxi Sans" fo:language="pt" fo:country="PT"/>
    </style:style>
    <style:style style:name="T244" style:parent-style-name="Tipodeletrapredefinidodoparágrafo" style:family="text">
      <style:text-properties style:font-name-asian="Luxi Sans" fo:language="pt" fo:country="PT"/>
    </style:style>
    <style:style style:name="T245" style:parent-style-name="Tipodeletrapredefinidodoparágrafo" style:family="text">
      <style:text-properties style:font-name-asian="Luxi Sans" fo:language="pt" fo:country="PT"/>
    </style:style>
    <style:style style:name="T246" style:parent-style-name="Tipodeletrapredefinidodoparágrafo" style:family="text">
      <style:text-properties style:font-name-asian="Luxi Sans" fo:language="pt" fo:country="PT"/>
    </style:style>
    <style:style style:name="T247" style:parent-style-name="Tipodeletrapredefinidodoparágrafo" style:family="text">
      <style:text-properties style:font-name-asian="Luxi Sans" fo:language="pt" fo:country="PT"/>
    </style:style>
    <style:style style:name="T248" style:parent-style-name="Tipodeletrapredefinidodoparágrafo" style:family="text">
      <style:text-properties style:font-name-asian="Luxi Sans" fo:language="pt" fo:country="PT"/>
    </style:style>
    <style:style style:name="T249" style:parent-style-name="Tipodeletrapredefinidodoparágrafo" style:family="text">
      <style:text-properties style:font-name-asian="Luxi Sans" fo:language="pt" fo:country="PT"/>
    </style:style>
    <style:style style:name="T250" style:parent-style-name="Tipodeletrapredefinidodoparágrafo" style:family="text">
      <style:text-properties style:font-name-asian="Luxi Sans" fo:language="pt" fo:country="PT"/>
    </style:style>
    <style:style style:name="T251" style:parent-style-name="Tipodeletrapredefinidodoparágrafo" style:family="text">
      <style:text-properties style:font-name-asian="Luxi Sans" fo:language="pt" fo:country="PT"/>
    </style:style>
    <style:style style:name="T252" style:parent-style-name="Tipodeletrapredefinidodoparágrafo" style:family="text">
      <style:text-properties style:font-name-asian="Luxi Sans" fo:language="pt" fo:country="PT"/>
    </style:style>
    <style:style style:name="T253" style:parent-style-name="Tipodeletrapredefinidodoparágrafo" style:family="text">
      <style:text-properties style:font-name-asian="Luxi Sans" fo:language="pt" fo:country="PT"/>
    </style:style>
    <style:style style:name="T254" style:parent-style-name="Tipodeletrapredefinidodoparágrafo" style:family="text">
      <style:text-properties style:font-name-asian="Luxi Sans" fo:language="pt" fo:country="PT"/>
    </style:style>
    <style:style style:name="T255" style:parent-style-name="Tipodeletrapredefinidodoparágrafo" style:family="text">
      <style:text-properties style:font-name-asian="Luxi Sans" fo:language="pt" fo:country="PT"/>
    </style:style>
    <style:style style:name="T256" style:parent-style-name="Tipodeletrapredefinidodoparágrafo" style:family="text">
      <style:text-properties style:font-name-asian="Luxi Sans" fo:language="pt" fo:country="PT"/>
    </style:style>
    <style:style style:name="T257" style:parent-style-name="Tipodeletrapredefinidodoparágrafo" style:family="text">
      <style:text-properties style:font-name-asian="Luxi Sans" fo:language="pt" fo:country="PT"/>
    </style:style>
    <style:style style:name="T258" style:parent-style-name="Tipodeletrapredefinidodoparágrafo" style:family="text">
      <style:text-properties style:font-name-asian="Luxi Sans" fo:language="pt" fo:country="PT"/>
    </style:style>
    <style:style style:name="T259" style:parent-style-name="Tipodeletrapredefinidodoparágrafo" style:family="text">
      <style:text-properties style:font-name-asian="Luxi Sans" fo:language="pt" fo:country="PT"/>
    </style:style>
    <style:style style:name="T260" style:parent-style-name="Tipodeletrapredefinidodoparágrafo" style:family="text">
      <style:text-properties style:font-name-asian="Luxi Sans" fo:language="pt" fo:country="PT"/>
    </style:style>
    <style:style style:name="T261" style:parent-style-name="Tipodeletrapredefinidodoparágrafo" style:family="text">
      <style:text-properties style:font-name-asian="Luxi Sans" fo:language="pt" fo:country="PT"/>
    </style:style>
    <style:style style:name="T262" style:parent-style-name="Tipodeletrapredefinidodoparágrafo" style:family="text">
      <style:text-properties style:font-name-asian="Luxi Sans" fo:language="pt" fo:country="PT"/>
    </style:style>
    <style:style style:name="T263" style:parent-style-name="Tipodeletrapredefinidodoparágrafo" style:family="text">
      <style:text-properties style:font-name-asian="Luxi Sans" fo:language="pt" fo:country="PT"/>
    </style:style>
    <style:style style:name="P264" style:parent-style-name="Standard" style:family="paragraph">
      <style:paragraph-properties fo:text-align="justify"/>
      <style:text-properties style:font-name-asian="Luxi Sans" fo:language="pt" fo:country="PT"/>
    </style:style>
    <style:style style:name="P265" style:parent-style-name="Standard" style:family="paragraph">
      <style:paragraph-properties fo:text-align="justify"/>
    </style:style>
    <style:style style:name="T266" style:parent-style-name="Tipodeletrapredefinidodoparágrafo" style:family="text">
      <style:text-properties style:font-name-asian="Luxi Sans" fo:language="pt" fo:country="PT"/>
    </style:style>
    <style:style style:name="T267" style:parent-style-name="Tipodeletrapredefinidodoparágrafo" style:family="text">
      <style:text-properties style:font-name-asian="Luxi Sans" fo:language="pt" fo:country="PT"/>
    </style:style>
    <style:style style:name="T268" style:parent-style-name="Tipodeletrapredefinidodoparágrafo" style:family="text">
      <style:text-properties style:font-name-asian="Luxi Sans" fo:language="pt" fo:country="PT"/>
    </style:style>
    <style:style style:name="T269" style:parent-style-name="Tipodeletrapredefinidodoparágrafo" style:family="text">
      <style:text-properties style:font-name-asian="Luxi Sans" fo:language="pt" fo:country="PT"/>
    </style:style>
  </office:automatic-styles>
  <office:body>
    <office:text text:use-soft-page-breaks="true">
      <text:h text:style-name="P1" text:outline-level="1">Resumo</text:h>
      <text:p text:style-name="P2"><text:span text:style-name="T3">O sistema de controlo e aquisição de dados é uma parte importante de qualquer experiência moderna de física. À medida de as fronteiras do conhecimento avançam assim também<text:s/></text:span><text:span text:style-name="T4">crescem as especificações para estes sistemas e isto tem de ser tomado em conta ao desenhá-los. Além disso, visto que estas experiências podem durar vários anos ou mesmo décadas, é necessário considerar a futuras expansões e<text:s/></text:span><text:span text:style-name="T5">atualizações</text:span><text:span text:style-name="T6">. Em investigação<text:s/></text:span><text:span text:style-name="T7">de energia de fusão é comum ver os<text:s/></text:span><text:span text:style-name="T8">subsistemas</text:span><text:span text:style-name="T9"><text:s/>em torno do<text:s/></text:span><text:span text:style-name="T10">reator</text:span><text:span text:style-name="T11"><text:s/>como fazendo parte de um todo e assim ter as tarefas de configuração, controlo, aquisição de dados, acesso a dados e segurança da máquina como parte dum sistema unificado. Tal sistema é ch</text:span><text:span text:style-name="T12">amado de CODAC, vindo do inglês<text:s/></text:span><text:span text:style-name="T13">Control, Data Access and Communications<text:s/></text:span><text:span text:style-name="T14">(controlo, acesso a dados e comunicações). Tipicamente estes seguem uma estrutura hierárquica em árvore e usam tecnologia proprietária.</text:span></text:p>
      <text:p text:style-name="P15"><text:span text:style-name="T16">Esta tese é baseada no trabalho realizado no CO</text:span><text:span text:style-name="T17">DAC do Tokamak COMPASS, uma máquina de tamanho médio para investigação em fusão, que esteve instalada em Culham, Reino Unido e foi transferida para Praga, na República Checa. Este CODAC é baseado no sistema FireSignal, que está a ser utilizado no tokamak I</text:span><text:span text:style-name="T18">STTOK (Lisboa, Portugal) e foi usado pelo CASTOR, que antecedeu o COMPASS em Praga. A operação do COMPASS é baseada em placas de controlo e aquisição de dados</text:span><text:span text:style-name="T19">,</text:span><text:span text:style-name="T20"><text:s/>desenvolvidas pelo IPFN. Ao desenvolver<text:s/></text:span><text:span text:style-name="T21">software</text:span><text:span text:style-name="T22"><text:s/>e<text:s/></text:span><text:span text:style-name="T23">drivers</text:span><text:span text:style-name="T24"><text:s/>para integrar</text:span><text:span text:style-name="T25"><text:s/>no CODAC</text:span><text:span text:style-name="T26"><text:s/>diagnósticos e<text:s/></text:span><text:span text:style-name="T27">atuadores</text:span><text:span text:style-name="T28"><text:s/></text:span><text:span text:style-name="T29">foi necessário não só ter em conta a física por detrás<text:s/></text:span><text:span text:style-name="T30">destes<text:s/></text:span><text:span text:style-name="T31">como também as capacidades do hardware. Durante este trabalho, um sistema de controlo em tempo real baseado na plataforma MARTe foi integrado com sucesso, tendo partes da operação sido</text:span><text:span text:style-name="T32"><text:s/>automatizadas e permitindo que os dados fossem transferidos para a base de dados central. Diagnósticos, tais como a reflectometria, foram igualmente integrados com sucesso, permitindo aos operadores configurá-los usando uma interface comum, e automatizand</text:span><text:span text:style-name="T33">o a fase de preparação o mais possível. Foi também necessário desenvolver ferramentas de acesso à base de dados que tivessem em conta as características do COMPASS.</text:span></text:p>
      <text:p text:style-name="P34"><text:span text:style-name="T35">Esta tese apresenta um</text:span><text:span text:style-name="T36">a</text:span><text:span text:style-name="T37"><text:s/>análise geral de desenho de CODAC para experiências de física. Desaf</text:span><text:span text:style-name="T38">ios comun</text:span><text:span text:style-name="T39">s como: crescimento de volume de</text:span><text:span text:style-name="T40"><text:s/>dados, integração de<text:s/></text:span><text:span text:style-name="T41">eletrónica</text:span><text:span text:style-name="T42"><text:s/>mais rápida e novas tecnologias são estudadas com o<text:s/></text:span><text:span text:style-name="T43">objetivo</text:span><text:span text:style-name="T44"><text:s/>de propor um estrutura mais flexível e com expansão em mente.</text:span></text:p>
      <text:p text:style-name="P45"/>
      <text:soft-page-break/>
      <text:h text:style-name="P46" text:outline-level="1"><text:span text:style-name="T47">Resumo Alargado</text:span></text:h>
      <text:p text:style-name="P48"><text:span text:style-name="T49">O sistema de controlo e aquisição de dad</text:span><text:span text:style-name="T50">os é uma parte importante de qualquer experiência moderna de física. À medida<text:s/></text:span><text:span text:style-name="T51">que</text:span><text:span text:style-name="T52"><text:s/>as fronteiras do conhecimento<text:s/></text:span><text:span text:style-name="T53">se alargam</text:span><text:span text:style-name="T54"><text:s/>assim também crescem as especificações para estes sistemas</text:span><text:span text:style-name="T55">,</text:span><text:span text:style-name="T56"><text:s/></text:span><text:span text:style-name="T57">pelo que</text:span><text:span text:style-name="T58"><text:s/>isto tem de ser tomado em conta ao desenhá-los. Além disso, visto que estas<text:s/></text:span><text:span text:style-name="T59">experiências podem durar vários anos ou mesmo décadas e que a sua natureza inovadora obriga a constantes melhoramentos, é necessário considerar<text:s/></text:span><text:span text:style-name="T60">futuras expansões e<text:s/></text:span><text:span text:style-name="T61">atualizações</text:span><text:span text:style-name="T62">. Em investigação de energia de fusão é comum ver<text:s/></text:span><text:span text:style-name="T63">os vários diagnósticos e<text:s/></text:span><text:span text:style-name="T64">atuadores</text:span><text:span text:style-name="T65"><text:s/>em torno do reator como<text:s/></text:span><text:span text:style-name="T66">subsistemas</text:span><text:span text:style-name="T67"><text:s/></text:span><text:span text:style-name="T68">que fazem</text:span><text:span text:style-name="T69"><text:s/>parte de um todo e assim ter as tarefas de configuração, controlo, aquisição de dados, acesso a dados e segurança da máquina como parte dum sistema unificado. Tal sistema é chamado<text:s/></text:span><text:span text:style-name="T70">CODAC, vindo do inglês<text:s/></text:span><text:span text:style-name="T71">Control, Data Access and Co</text:span><text:span text:style-name="T72">mmunications<text:s/></text:span><text:span text:style-name="T73">(controlo, acesso a dados e comunicações). Tipicamente estes seguem uma estrutura hierárquica em árvore e usam tecnologia proprietária.<text:s/></text:span><text:span text:style-name="T74">A e</text:span><text:span text:style-name="T75">ste esquema, apesar da sua modularidade, falta-lhe flexibilidade e torna-se por vezes necessário improvisa</text:span><text:span text:style-name="T76">r para conseguir algum nível de integração de novos<text:s/></text:span><text:span text:style-name="T77">subsistemas</text:span><text:span text:style-name="T78">. Além disso, no caso dum<text:s/></text:span><text:span text:style-name="T79">upgrade</text:span><text:span text:style-name="T80"><text:s/>completo do sistema, o que é de esperar<text:s/></text:span><text:span text:style-name="T81">n</text:span><text:span text:style-name="T82">uma experiência que dure mais de dez anos, pode-se assistir a um processo lento e oneroso, caso<text:s/></text:span><text:span text:style-name="T83">o sistema</text:span><text:span text:style-name="T84"><text:s/>não esteja prepar</text:span><text:span text:style-name="T85">ado</text:span><text:span text:style-name="T86"><text:s/>para tal</text:span><text:span text:style-name="T87">.</text:span></text:p>
      <text:p text:style-name="P88"><text:span text:style-name="T89">Esta tese é baseada no trabalho realizado no CODAC do<text:s/></text:span><text:span text:style-name="T90">t</text:span><text:span text:style-name="T91">okamak COMPASS, uma máquina de tamanho médio para investigação em<text:s/></text:span><text:span text:style-name="T92">energia de<text:s/></text:span><text:span text:style-name="T93">fusão, que esteve instalada em Culham, Reino Unido e foi transferida para Praga, na República Checa.</text:span><text:span text:style-name="T94"><text:s/>Um tokamak consiste numa câmara toroidal onde um plasma é confinado por campos magnéticos gerados por bobinas externas e pela própria corrente de plasma</text:span><text:span text:style-name="T95">, conseguindo-se assim as temperaturas e pressões necessárias para ocorrer fusão nuclear</text:span><text:span text:style-name="T96">.</text:span><text:span text:style-name="T97"><text:s/></text:span><text:span text:style-name="T98">O</text:span><text:span text:style-name="T99"><text:s/>CODAC</text:span><text:span text:style-name="T100"><text:s/>do COMPASS</text:span><text:span text:style-name="T101"><text:s/>é baseado no siste</text:span><text:span text:style-name="T102">ma FireSignal, que está a ser utilizado no tokamak<text:s/></text:span><text:span text:style-name="T103">ISTTOK (Lisboa, Portugal) e que fora<text:s/></text:span><text:span text:style-name="T104">usado pelo CASTOR,<text:s/></text:span><text:span text:style-name="T105">o tokamak<text:s/></text:span><text:span text:style-name="T106">que antecedeu o COMPASS em Praga. A operação do COMPASS é baseada em placas de controlo e aquisição de dados</text:span><text:span text:style-name="T107">,</text:span><text:span text:style-name="T108"><text:s/>desenvolvidas pelo<text:s/></text:span><text:span text:style-name="T109">Instituto</text:span><text:span text:style-name="T110"><text:s/>de Plasmas e Fusão Nuclear (IPFN) do Instituto Superior Técnico</text:span><text:span text:style-name="T111">.</text:span><text:span text:style-name="T112"><text:s/>Estas placas são baseadas<text:s/></text:span><text:span text:style-name="T113">no<text:s/></text:span><text:span text:style-name="T114">standard</text:span><text:span text:style-name="T115"><text:s/>ATCA e possuem características tecnologicamente avançadas, tais como</text:span><text:span text:style-name="T116">:</text:span><text:span text:style-name="T117"><text:s/>FPGA para processamento de sinal e ligações série multi-Gigabit/s para partilha de ultrarrápida de dados entre canais da mesma placa</text:span><text:span text:style-name="T118">.</text:span></text:p>
      <text:p text:style-name="P119"><text:span text:style-name="T120">Ao desenvolver<text:s/></text:span><text:span text:style-name="T121">softw</text:span><text:span text:style-name="T122">are</text:span><text:span text:style-name="T123"><text:s/>e<text:s/></text:span><text:span text:style-name="T124">drivers</text:span><text:span text:style-name="T125"><text:s/>para integrar</text:span><text:span text:style-name="T126"><text:s/>no CODAC</text:span><text:span text:style-name="T127"><text:s/>diagnósticos e<text:s/></text:span><text:span text:style-name="T128">atuadores</text:span><text:span text:style-name="T129"><text:s/></text:span><text:span text:style-name="T130">foi necessário não só ter em conta a física por detrás<text:s/></text:span><text:span text:style-name="T131">destes</text:span><text:span text:style-name="T132"><text:s/>como tam</text:span><text:span text:style-name="T133">bém as capacidades do hardware.</text:span></text:p>
      <text:p text:style-name="P134"><text:span text:style-name="T135">Durante este trabalho, um sistema de controlo em tempo</text:span><text:span text:style-name="T136">-</text:span><text:span text:style-name="T137">real baseado na plataforma MARTe</text:span><text:span text:style-name="T138"><text:s/>(</text:span><text:span text:style-name="T139">Multithreaded Application Real-Time executor</text:span><text:span text:style-name="T140">)</text:span><text:span text:style-name="T141"><text:s/>foi<text:s/></text:span><text:span text:style-name="T142">integrado com sucesso, tendo partes da operação sido automatizadas e permiti</text:span><text:span text:style-name="T143">do que os dados fossem transferidos</text:span><text:span text:style-name="T144"><text:s/>diretamente</text:span><text:span text:style-name="T145"><text:s/>para a base de dados central.</text:span><text:span text:style-name="T146"><text:s/></text:span><text:span text:style-name="T147">O<text:s/></text:span><text:span text:style-name="T148">MARTe é uma plataforma que consiste numa coleção de bibliotecas C/C++ que permite o desenvolvimento e lançamento de aplicações</text:span><text:span text:style-name="T149"><text:s/></text:span><text:span text:style-name="T150">de</text:span><text:span text:style-name="T151"><text:s/>análise e controlo</text:span><text:span text:style-name="T152"><text:s/>tempo-real. Foi desenhado para ser compatível e correr em várias arquiteturas e sistemas operativos</text:span><text:span text:style-name="T153">, como por exemplo Windows, Linux, Linux-RTAI e RSX</text:span><text:span text:style-name="T154">.</text:span><text:span text:style-name="T155"><text:s/></text:span><text:span text:style-name="T156">Para a parte de aquisição de dados, também foram usadas as mesmas placas, mas correndo um<text:s/></text:span><text:span text:style-name="T157">firmware</text:span><text:span text:style-name="T158"><text:s/>que lhes permite adquirir 2 milhões de amostras por segundo, a 18 bits por canal, num total de 32 canais por placa.<text:s/></text:span><text:span text:style-name="T159">De</text:span><text:span text:style-name="T160">vido às diferenças na operação d</text:span><text:span text:style-name="T161">o ISTTOK e do COMPASS, foi necessário adaptar o<text:s/></text:span><text:span text:style-name="T162">software</text:span><text:span text:style-name="T163"><text:s/>e<text:s/></text:span><text:span text:style-name="T164">drivers</text:span><text:span text:style-name="T165"><text:s/>que permitia</text:span><text:span text:style-name="T166">m</text:span><text:span text:style-name="T167"><text:s/>a ligação entre as placas de aquisição de dados e o FireSignal,<text:s/></text:span><text:span text:style-name="T168">adicionando novos recursos</text:span><text:span text:style-name="T169"><text:s/>e configurações</text:span><text:span text:style-name="T170">. Estes</text:span><text:span text:style-name="T171"><text:s/></text:span><text:span text:style-name="T172">estão também agora disponíveis para o ISTTOK, onde foram feitas igualmente modificações para reduzir o tamanho do</text:span><text:span text:style-name="T173">s</text:span><text:span text:style-name="T174"><text:s/>dados sem perda significativa de qualidade de sinal.<text:s/></text:span><text:span text:style-name="T175">Diagnósticos, tais como a reflectometria, foram igualmente integrados com sucesso, permitindo aos operadores conf</text:span><text:span text:style-name="T176">igurá-los usando uma interface comum, e automatizando a fase de preparação o mais possível.<text:s/></text:span><text:span text:style-name="T177">Neste caso específico, foi desenvolvida uma</text:span><text:span text:style-name="T178"><text:s/>biblioteca para<text:s/></text:span><text:span text:style-name="T179">o FireSignal e os geradores de<text:s/></text:span><text:span text:style-name="T180">micro-ondas do diagnóstico, para configurar os mesmos antes de cada descarga</text:span><text:span text:style-name="T181">.<text:s/></text:span><text:span text:style-name="T182">Após uma fase inicial em que se usou uma base de dados semelhante à usada para o ISTTOK, tornou-se</text:span><text:span text:style-name="T183"><text:s/>necessário<text:s/></text:span><text:span text:style-name="T184">implementar</text:span><text:span text:style-name="T185"><text:s/></text:span><text:span text:style-name="T186">uma nova base de dados, que tivesse mais</text:span><text:span text:style-name="T187"><text:s/>em conta as características do COMPASS</text:span><text:span text:style-name="T188">, e desenvolver novas ferramentas para lhe aceder</text:span><text:span text:style-name="T189">.</text:span><text:span text:style-name="T190"><text:s/>Foi assim desenvolvido o Compass DataBase (CDB) com o objetivo principal de permitir maior fluxo de dados que o sistema anterior</text:span><text:span text:style-name="T191"><text:s/>e<text:s/></text:span><text:soft-page-break/><text:span text:style-name="T192">simplificar a mudança de diagnósticos entre placas de aquisição.</text:span><text:span text:style-name="T193"><text:s/></text:span><text:span text:style-name="T194">Para manter compatibilidade com as aplicações de FireSignal já existentes, foi desenvolvida uma biblioteca para permitir a ligação entre estas e a nova base de dados.</text:span></text:p>
      <text:p text:style-name="P195"><text:span text:style-name="T196">Esta tese apresenta um</text:span><text:span text:style-name="T197">a</text:span><text:span text:style-name="T198"><text:s/>análise geral de</text:span><text:span text:style-name="T199"><text:s/>desenho de CODAC para experiências de física</text:span><text:span text:style-name="T200">, baseado no trabalho que foi desenvolvido no COMPASS e no ISTTOK</text:span><text:span text:style-name="T201">. Desafios comun</text:span><text:span text:style-name="T202">s como: crescimento de volume de</text:span><text:span text:style-name="T203"><text:s/>dados, integração de<text:s/></text:span><text:span text:style-name="T204">eletrónica</text:span><text:span text:style-name="T205"><text:s/>mais rápida e novas tecnologias são estudadas com o<text:s/></text:span><text:span text:style-name="T206">objetivo</text:span><text:span text:style-name="T207"><text:s/>de propor um estrutura mais flexível e com expansão em mente.</text:span><text:span text:style-name="T208"><text:s/>Conclui-se que esta deve assentar em três princípios: escalabilidade, adaptabilidade e autonomia. Isto é, capacidade de crescer<text:s/></text:span><text:span text:style-name="T209">em número de diagnósticos, número de controladores e volume de dados; capacidade de se adaptar a novas tecnologias, permitindo a convivência de tecnologia de ponta com tecnologia estável; capacidade de modificar<text:s/></text:span><text:span text:style-name="T210">hardware</text:span><text:span text:style-name="T211"><text:s/>e<text:s/></text:span><text:span text:style-name="T212">software</text:span><text:span text:style-name="T213"><text:s/>de acordo com<text:s/></text:span><text:span text:style-name="T214">as suas necessidades</text:span><text:span text:style-name="T215">, sem demasiada dependência de empresas ou tecnologias específicas.</text:span><text:span text:style-name="T216"><text:s/>São igualmente feitas considerações mais específicas sobre a estrutura do sistema, recolha e acesso de dados, e ferramentas para os utilizadores.</text:span><text:span text:style-name="T217"><text:s/></text:span><text:span text:style-name="T218">A ideia dum sistema composto por módulos com funções específicas é expandido, sendo</text:span><text:span text:style-name="T219"><text:s/>feita uma proposta a favor duma topologia em malha híbrida, por ser mais flexível que a topologia em árvore, a mais vulgarmente usada.<text:s/></text:span><text:span text:style-name="T220">É</text:span><text:span text:style-name="T221"><text:s/></text:span><text:span text:style-name="T222">também proposta uma base de dados distribuída por vários computadores, para evitar congestionamentos na rede.</text:span><text:span text:style-name="T223"><text:s/>A solução escolhida deve permitir que os subsistemas vejam as várias máquinas como se fossem uma única e que não tenham de se preocupar com os pormenores do seu funcionamento.</text:span><text:span text:style-name="T224"><text:s/></text:span><text:span text:style-name="T225">Os dados devem ser armazenados num formato<text:s/></text:span><text:span text:style-name="T226">standard</text:span><text:span text:style-name="T227"><text:s/></text:span><text:span text:style-name="T228">que seja transparente para os utilizadores<text:s/></text:span><text:span text:style-name="T229">e é aconselhável comprimir dados antigos, que não sejam acedidos regularmente. Compressão de dados em tempo real também pode ser aplicado a dados enviados em<text:s/></text:span><text:span text:style-name="T230">streaming</text:span><text:span text:style-name="T231">, de modo a evitar atrasos imprevisíveis na rede, mas deve-se sempre ter em conta o tempo de compressão.</text:span><text:span text:style-name="T232"><text:s/></text:span><text:span text:style-name="T233">Nesta secção é discutid</text:span><text:span text:style-name="T234">a</text:span><text:span text:style-name="T235"><text:s/>a evolução de paradigmas de<text:s/></text:span><text:span text:style-name="T236">pesquisa</text:span><text:span text:style-name="T237"><text:s/>de dados em investigação de fusão. Da maneira inicial</text:span><text:span text:style-name="T238">,</text:span><text:span text:style-name="T239"><text:s/>em que os dados eram indexados por pulso e tempo,<text:s/></text:span><text:span text:style-name="T240">passando</text:span><text:span text:style-name="T241"><text:s/></text:span><text:span text:style-name="T242">pel</text:span><text:span text:style-name="T243">a indexação por eventos, até à</text:span><text:span text:style-name="T244">s propostas de</text:span><text:span text:style-name="T245"><text:s/>pesquisa por padrões nos sinais.<text:s/></text:span><text:span text:style-name="T246">Apesar de tudo, ainda faz sentido ter a indexação por pulso em paralelo com outros métodos, mesmo em plasmas longos, por ser um método intuitivo.<text:s/></text:span><text:span text:style-name="T247">Ao se desenhar interfaces para utilizadores, o programador deve ter em conta os hábitos e preferências<text:s/></text:span><text:span text:style-name="T248">dos utilizadores</text:span><text:span text:style-name="T249">, pois pessoas de diferentes origens e área</text:span><text:span text:style-name="T250">s</text:span><text:span text:style-name="T251"><text:s/>têm diferentes maneiras de pensar o mesmo problema e o que parece óbvio e<text:s/></text:span><text:span text:style-name="T252">natural</text:span><text:span text:style-name="T253"><text:s/>a um<text:s/></text:span><text:span text:style-name="T254">pode não o ser a</text:span><text:span text:style-name="T255"><text:s/>outro.</text:span><text:span text:style-name="T256"><text:s/>Não se deve concentrar todas a funcionalidades necessárias para a operação da experiência numa única aplicação monolítica. Pode ser tentador a ideia de ter muitas funcionalidades integradas no mesmo sítio, mas isso apenas torna a apli</text:span><text:span text:style-name="T257">cação pesada no uso de memória<text:s/></text:span><text:span text:style-name="T258">e confusa para os utilizadores. É aconselhável usar várias aplicações para tarefas específicas (configura</text:span><text:span text:style-name="T259">ção, monitorização e</text:span><text:span text:style-name="T260"><text:s/></text:span><text:span text:style-name="T261">visualização de dados</text:span><text:span text:style-name="T262">)</text:span><text:span text:style-name="T263">, que partilhem a estética e filosofia de interface.</text:span></text:p>
      <text:p text:style-name="P264"/>
      <text:p text:style-name="P265"><text:span text:style-name="T266">Palavras Chave: CODAC, temp</text:span><text:span text:style-name="T267">o real, armazenamento de dados, pesquisa de sinais,<text:s/></text:span><text:span text:style-name="T268">escalabilidade</text:span><text:span text:style-name="T269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LGC Sans" svg:font-family="DejaVu LGC Sans" style:font-family-generic="system" style:font-pitch="variable"/>
    <style:font-face style:name="Arial" svg:font-family="Arial" style:font-family-generic="swiss" style:font-pitch="variable" svg:panose-1="2 11 6 4 2 2 2 2 2 4"/>
    <style:font-face style:name="Luxi Sans" svg:font-family="Luxi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LGC Sans" style:font-name-complex="DejaVu LGC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Cabeçalho1" style:display-name="Cabeçalh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é Duarte</meta:initial-creator>
    <dc:creator>André Sancho Duarte</dc:creator>
    <meta:creation-date>2016-06-16T17:30:00Z</meta:creation-date>
    <dc:date>2016-06-16T23:03:00Z</dc:date>
    <meta:template xlink:href="Normal" xlink:type="simple"/>
    <meta:editing-cycles>18</meta:editing-cycles>
    <meta:editing-duration>PT13920S</meta:editing-duration>
    <meta:document-statistic meta:page-count="3" meta:paragraph-count="20" meta:word-count="1617" meta:character-count="10330" meta:row-count="72" meta:non-whitespace-character-count="8733"/>
  </office:meta>
</office:document-meta>
</file>